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796cm" style:rel-column-width="3286*"/>
    </style:style>
    <style:style style:name="Tabela1.B" style:family="table-column">
      <style:table-column-properties style:column-width="5.798cm" style:rel-column-width="3287*"/>
    </style:style>
    <style:style style:name="Tabela1.C" style:family="table-column">
      <style:table-column-properties style:column-width="5.315cm" style:rel-column-width="3013*"/>
    </style:style>
    <style:style style:name="Tabela1.D" style:family="table-column">
      <style:table-column-properties style:column-width="0.092cm" style:rel-column-width="5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14ada" officeooo:paragraph-rsid="00114ada"/>
    </style:style>
    <style:style style:name="P2" style:family="paragraph" style:parent-style-name="Table_20_Contents">
      <style:text-properties style:font-name="Arial" fo:font-size="8pt" style:font-size-asian="8pt" style:font-size-complex="8pt"/>
    </style:style>
    <style:style style:name="P3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Arial" fo:font-size="12pt" fo:font-weight="bold" officeooo:rsid="00114ada" officeooo:paragraph-rsid="00114ada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Arial" fo:font-size="12pt" fo:font-weight="bold" officeooo:rsid="0018c489" officeooo:paragraph-rsid="0018c489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Arial" fo:font-size="12pt" fo:font-weight="bold" officeooo:rsid="00218ba0" officeooo:paragraph-rsid="00218ba0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Arial" fo:font-size="12pt" fo:font-weight="bold" officeooo:rsid="001530d2" officeooo:paragraph-rsid="001530d2" fo:background-color="transparent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Arial" fo:font-size="12pt" fo:font-weight="bold" officeooo:rsid="00171ea8" officeooo:paragraph-rsid="00171ea8" fo:background-color="#000000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Arial" fo:font-size="12pt" fo:font-weight="bold" officeooo:rsid="001da198" officeooo:paragraph-rsid="001da198" fo:background-color="#e5e5e5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Arial" fo:font-size="12pt" fo:font-weight="bold" fo:background-color="#e5e5e5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Arial" fo:font-size="12pt" fo:font-weight="bold" fo:background-color="#4d4dff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Arial" fo:font-size="12pt" fo:font-weight="bold" fo:background-color="#ff4d4d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Arial" fo:font-size="12pt" fo:font-weight="bold" fo:background-color="#4dff4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Arial" fo:font-size="12pt" fo:font-weight="bold" fo:background-color="#ffff4d" style:font-size-asian="12pt" style:font-weight-asian="bold" style:font-size-complex="12pt" style:font-weight-complex="bold"/>
    </style:style>
    <style:style style:name="T1" style:family="text">
      <style:text-properties officeooo:rsid="001da198"/>
    </style:style>
    <style:style style:name="T2" style:family="text">
      <style:text-properties officeooo:rsid="0021d830"/>
    </style:style>
    <style:style style:name="T3" style:family="text">
      <style:text-properties officeooo:rsid="0023fc76"/>
    </style:style>
    <style:style style:name="T4" style:family="text">
      <style:text-properties officeooo:rsid="0025a78c"/>
    </style:style>
    <style:style style:name="T5" style:family="text">
      <style:text-properties officeooo:rsid="00271f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leta de Cores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AZUL</text:p>
          </table:table-cell>
          <table:table-cell table:style-name="Tabela1.A1" office:value-type="string">
            <text:p text:style-name="P11">#4<text:span text:style-name="T2">D4DFF</text:span></text:p>
          </table:table-cell>
          <table:table-cell table:style-name="Tabela1.A1" office:value-type="string">
            <text:p text:style-name="P3"/>
          </table:table-cell>
          <table:table-cell table:style-name="Tabela1.D1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4">VERMELHO</text:p>
          </table:table-cell>
          <table:table-cell table:style-name="Tabela1.A2" office:value-type="string">
            <text:p text:style-name="P12">#FF<text:span text:style-name="T3">4D4D</text:span></text:p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4">VERDE</text:p>
          </table:table-cell>
          <table:table-cell table:style-name="Tabela1.A2" office:value-type="string">
            <text:p text:style-name="P13">#<text:span text:style-name="T4">4DFF4D</text:span></text:p>
          </table:table-cell>
          <table:table-cell table:style-name="Tabela1.A2" office:value-type="string">
            <text:p text:style-name="P9">########</text:p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4">AMARELO</text:p>
          </table:table-cell>
          <table:table-cell table:style-name="Tabela1.A2" office:value-type="string">
            <text:p text:style-name="P14">#FFF<text:span text:style-name="T5">F4D</text:span></text:p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4">CINZA CLARO</text:p>
          </table:table-cell>
          <table:table-cell table:style-name="Tabela1.A2" office:value-type="string">
            <text:p text:style-name="P10">#<text:span text:style-name="T1">E5E5E5</text:span></text:p>
          </table:table-cell>
          <table:table-cell table:style-name="Tabela1.A2" office:value-type="string">
            <text:p text:style-name="P3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4">BRANCO</text:p>
          </table:table-cell>
          <table:table-cell table:style-name="Tabela1.A2" office:value-type="string">
            <text:p text:style-name="P7">#FFFFFF</text:p>
          </table:table-cell>
          <table:table-cell table:style-name="Tabela1.A2" office:value-type="string">
            <text:p text:style-name="P5">FUNDO</text:p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4">PRETO</text:p>
          </table:table-cell>
          <table:table-cell table:style-name="Tabela1.A2" office:value-type="string">
            <text:p text:style-name="P8">#000000</text:p>
          </table:table-cell>
          <table:table-cell table:style-name="Tabela1.A2" office:value-type="string">
            <text:p text:style-name="P5">FONTE</text:p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6">CINZA MÉDIO ???</text:p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5"/>
          </table:table-cell>
          <table:table-cell table:style-name="Tabela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4T14:47:08.002851988</meta:creation-date>
    <dc:date>2024-05-04T17:15:29.404614874</dc:date>
    <meta:editing-duration>PT2H28M12S</meta:editing-duration>
    <meta:editing-cycles>21</meta:editing-cycles>
    <meta:generator>LibreOffice/6.1.5.2$Linux_X86_64 LibreOffice_project/10$Build-2</meta:generator>
    <meta:document-statistic meta:table-count="1" meta:image-count="0" meta:object-count="0" meta:page-count="1" meta:paragraph-count="19" meta:word-count="24" meta:character-count="143" meta:non-whitespace-character-count="138"/>
  </office:meta>
</office:document-meta>
</file>